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712" officeooo:paragraph-rsid="00198712"/>
    </style:style>
    <style:style style:name="P2" style:family="paragraph" style:parent-style-name="Standard">
      <style:text-properties officeooo:rsid="001a2c18" officeooo:paragraph-rsid="001a2c18"/>
    </style:style>
    <style:style style:name="P3" style:family="paragraph" style:parent-style-name="Standard">
      <style:text-properties officeooo:rsid="001af931" officeooo:paragraph-rsid="001af931"/>
    </style:style>
    <style:style style:name="P4" style:family="paragraph" style:parent-style-name="Standard">
      <style:text-properties officeooo:rsid="001b1374" officeooo:paragraph-rsid="001b1374"/>
    </style:style>
    <style:style style:name="P5" style:family="paragraph" style:parent-style-name="Standard">
      <style:text-properties officeooo:rsid="001c1666" officeooo:paragraph-rsid="001c1666"/>
    </style:style>
    <style:style style:name="P6" style:family="paragraph" style:parent-style-name="Standard">
      <style:text-properties officeooo:rsid="001c5182" officeooo:paragraph-rsid="001c5182"/>
    </style:style>
    <style:style style:name="P7" style:family="paragraph" style:parent-style-name="Standard">
      <style:text-properties officeooo:rsid="001c5182" officeooo:paragraph-rsid="001c5182"/>
    </style:style>
    <style:style style:name="P8" style:family="paragraph" style:parent-style-name="Standard">
      <style:text-properties officeooo:rsid="001f5958" officeooo:paragraph-rsid="001f5958"/>
    </style:style>
    <style:style style:name="P9" style:family="paragraph" style:parent-style-name="Standard">
      <style:text-properties officeooo:rsid="001f73aa" officeooo:paragraph-rsid="001f73aa"/>
    </style:style>
    <style:style style:name="P10" style:family="paragraph" style:parent-style-name="Standard">
      <style:text-properties officeooo:rsid="001fd6a5" officeooo:paragraph-rsid="001fd6a5"/>
    </style:style>
    <style:style style:name="P11" style:family="paragraph" style:parent-style-name="Standard">
      <style:text-properties officeooo:rsid="0020773d" officeooo:paragraph-rsid="0020773d"/>
    </style:style>
    <style:style style:name="P12" style:family="paragraph" style:parent-style-name="Standard">
      <style:text-properties officeooo:rsid="0021f314" officeooo:paragraph-rsid="0021f314"/>
    </style:style>
    <style:style style:name="T1" style:family="text">
      <style:text-properties officeooo:rsid="001d30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то делать с деньгами</text:p>
      <text:p text:style-name="P1">тратить все</text:p>
      <text:p text:style-name="P1">сформировать финансовую подушку безопасности – держать в консервативном виде, легко снимаемом</text:p>
      <text:p text:style-name="P1">делать долгосрочные накопления – лекция про это</text:p>
      <text:p text:style-name="P1"/>
      <text:p text:style-name="P2">человеческий капитал около до 30 лет растет, потом падает</text:p>
      <text:p text:style-name="P2">давайте постоянно откладывать 20% зарплаты под доходность 5%, тогда совокупный капитал – человеческий + денежный – будет примерно постоянный</text:p>
      <text:p text:style-name="P2">пока денег мало, сильно зависишь от работы</text:p>
      <text:p text:style-name="P2">Концепция Fuck You Money – наличие денег, пассивный доход от которых позволяет жить и делать то что хочется и нравится.</text:p>
      <text:p text:style-name="P2">Правило 4%</text:p>
      <text:p text:style-name="P2">Куда вкладывать деньги. Обсуждаем долгосрочную доходность активов.</text:p>
      <text:p text:style-name="P2">На вопрос “Куда на год вложить” ответа нет</text:p>
      <text:p text:style-name="P3">2 вида доходности – реальная и номинальная</text:p>
      <text:p text:style-name="P3">реальная – с учетом инфляции</text:p>
      <text:p text:style-name="P3">Наличные доллары и рубли имеют отрицательную р д. Банковские вклады – около нуля.</text:p>
      <text:p text:style-name="P3">Золото – примерно нулевая тоже.</text:p>
      <text:p text:style-name="P3">Облигации – около 2%. Недвижимость – сложно.</text:p>
      <text:p text:style-name="P3">Наилучший вариант – вложение в акции. Чем дольше период инвестирования, тем сложнее потерять деньги на вложениях в акции.</text:p>
      <text:p text:style-name="P3">Инвестор на 1 год – лучше не в акции.</text:p>
      <text:p text:style-name="P4">Отдавать деньги для управления людям – плохая идея. Комиссия посредников способна съесть большую часть доходности.</text:p>
      <text:p text:style-name="P4">Долгосрочная реальная доходность рынка акций – примерно 5%</text:p>
      <text:p text:style-name="P4">Прошлые результаты фондов не позволяют предсказать их будущие результаты. Фонды обычно хуже случайности.</text:p>
      <text:p text:style-name="P5">Торговать на форексе – плохая идея. Ежедневный трейдинг – тоже плохо.</text:p>
      <text:p text:style-name="P5">Суметь стать Баффетом почти невозможно.</text:p>
      <text:p text:style-name="P5">Давайте согасимся получать среднерыночную доходность с минимальными издержками.</text:p>
      <text:p text:style-name="P5">База пассивных инвестиций</text:p>
      <text:p text:style-name="P5">Присед с классами активов – распределение между акциями и облигациями</text:p>
      <text:p text:style-name="P5">Диверсификационная тяга – ставка на весь рынок в целом</text:p>
      <text:p text:style-name="P5">Жим комиссий лежа – маленькие комиссии</text:p>
      <text:p text:style-name="P6">Нам всем нужен Индивидуальный Инвестиционный Счет! <text:span text:style-name="T1">Это вообще самое важное сведение из этой лекции. Можно, вонся на него деньги, возвращать себе от государства налог от зарплаты.</text:span></text:p>
      <text:p text:style-name="P6"><text:a xlink:type="simple" xlink:href="https://youtu.be/q9ypJYt-VqM?t=3157" text:style-name="Internet_20_link" text:visited-style-name="Visited_20_Internet_20_Link">https://youtu.be/q9ypJYt-VqM?t=3157</text:a></text:p>
      <text:p text:style-name="P8">Бывают ETF-фонды VTI, VXUS, VGIT</text:p>
      <text:p text:style-name="P8">Shiller CAPE – считать переоцененность или недооцененность рынка</text:p>
      <text:p text:style-name="P9">Как будет вести себя текущий рынок дальше – неизвестно. Есть разные прецеденты.</text:p>
      <text:p text:style-name="P9">1. Откройте ИСС у надежного брокера с низкими комиссиями</text:p>
      <text:p text:style-name="P9">2. Займитесь самообразованием: разберитесь в азах пассивного инвестирования</text:p>
      <text:p text:style-name="P9">3. Сформируйте первоначальный инвестиционный капитал (хотя бы 50к руб)</text:p>
      <text:p text:style-name="P9">4. Составьте диверсифицированный портфель из акций и облигаций (даже если вы опасаетесь просадок)</text:p>
      <text:p text:style-name="P9">5. Анализируйте накопленную доходность своего портфеля раз в год и сравнивайте ее с депозитом</text:p>
      <text:p text:style-name="P10">@RationalAnswer</text:p>
      <text:p text:style-name="P10">AssetAllocation.ru</text:p>
      <text:p text:style-name="P10"/>
      <text:p text:style-name="P11"><text:soft-page-break/>Чем раньше начинать копить, тем лучше.</text:p>
      <text:p text:style-name="P11"/>
      <text:p text:style-name="P11">Не надо выбирать отдельные акции, а лучше скупать весь рынок без разбора.</text:p>
      <text:p text:style-name="P11"/>
      <text:p text:style-name="P11">Мб лучше вкладываться в образование? В молодости надо образовываться. </text:p>
      <text:p text:style-name="P12">Тинькофф Джорнал. Качество статей очень неровное. Женя Шепелев – хороший автор.</text:p>
      <text:p text:style-name="P12"/>
      <text:p text:style-name="P12">Пассивные финансы позволяют выжать максимум из финансового мира, но не сделают богаты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5:51:16.648587681</meta:creation-date>
    <dc:date>2020-09-04T13:44:26.120583743</dc:date>
    <meta:editing-duration>PT30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382" meta:character-count="2840" meta:non-whitespace-character-count="2479"/>
  </office:meta>
</office:document-meta>
</file>